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0pt" fo:background-color="#f5f5f5" style:font-name-asian="Courier New1" style:font-size-asian="10pt" style:font-name-complex="Courier New1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a71d5d" style:font-name="Courier New" fo:font-size="10pt" fo:background-color="#f5f5f5" style:font-name-asian="Courier New1" style:font-size-asian="10pt" style:font-name-complex="Courier New1" style:font-size-complex="10pt"/>
    </style:style>
    <style:style style:name="P4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justify" style:justify-single-word="false" fo:background-color="#ffffff"/>
    </style:style>
    <style:style style:name="P5" style:family="paragraph" style:parent-style-name="Standard">
      <style:paragraph-properties fo:margin-top="0in" fo:margin-bottom="0.1665in" loext:contextual-spacing="false" fo:line-height="139%"/>
      <style:text-properties fo:color="#333333" style:font-name="Courier New" fo:font-size="12pt" fo:background-color="#f5f5f5" style:font-name-asian="Courier New1" style:font-size-asian="12pt" style:font-name-complex="Courier New1" style:font-size-complex="12pt"/>
    </style:style>
    <style:style style:name="P6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>
      <loext:graphic-properties draw:fill="solid" draw:fill-color="#ffffff"/>
      <style:paragraph-properties fo:margin-left="0.5in" fo:margin-right="0in" fo:margin-top="0in" fo:margin-bottom="0.1665in" loext:contextual-spacing="false" fo:line-height="100%" fo:text-indent="0in" style:auto-text-indent="false" fo:background-color="#ffffff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Heading_20_1" style:master-page-name="Standard">
      <loext:graphic-properties draw:fill="solid" draw:fill-color="#ffffff"/>
      <style:paragraph-properties fo:margin-top="0.3193in" fo:margin-bottom="0.1665in" loext:contextual-spacing="false" fo:line-height="120%" fo:text-align="center" style:justify-single-word="false" fo:keep-together="auto" style:page-number="1" fo:background-color="#ffffff" fo:padding-left="0in" fo:padding-right="0in" fo:padding-top="0in" fo:padding-bottom="0.0835in" fo:border="none" fo:keep-with-next="auto"/>
    </style:style>
    <style:style style:name="P13" style:family="paragraph" style:parent-style-name="Heading_20_3">
      <loext:graphic-properties draw:fill="solid" draw:fill-color="#ffffff"/>
      <style:paragraph-properties fo:margin-top="0.1807in" fo:margin-bottom="0.1665in" loext:contextual-spacing="false" fo:line-height="120%" fo:text-align="justify" style:justify-single-word="false" fo:keep-together="auto" fo:background-color="#ffffff" fo:keep-with-next="auto"/>
    </style:style>
    <style:style style:name="P14" style:family="paragraph" style:parent-style-name="Heading_20_3">
      <loext:graphic-properties draw:fill="solid" draw:fill-color="#ffffff"/>
      <style:paragraph-properties fo:margin-top="0.1807in" fo:margin-bottom="0.1665in" loext:contextual-spacing="false" fo:line-height="120%" fo:text-align="justify" style:justify-single-word="false" fo:keep-together="auto" fo:background-color="#ffffff" fo:keep-with-next="auto"/>
      <style:text-properties fo:color="#000000" fo:font-size="19.5pt" style:font-size-asian="19.5pt" style:font-size-complex="19.5pt"/>
    </style:style>
    <style:style style:name="P15" style:family="paragraph" style:parent-style-name="Heading_20_2">
      <loext:graphic-properties draw:fill="solid" draw:fill-color="#ffffff"/>
      <style:paragraph-properties fo:margin-top="0.2362in" fo:margin-bottom="0.1665in" loext:contextual-spacing="false" fo:line-height="120%" fo:text-align="justify" style:justify-single-word="false" fo:keep-together="auto" fo:background-color="#ffffff" fo:padding-left="0in" fo:padding-right="0in" fo:padding-top="0in" fo:padding-bottom="0.0693in" fo:border="none" fo:keep-with-next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333333" fo:font-size="12pt" style:font-size-asian="12pt" style:font-size-complex="12pt"/>
    </style:style>
    <style:style style:name="T4" style:family="text">
      <style:text-properties fo:color="#333333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5" style:family="text">
      <style:text-properties fo:font-size="20pt" fo:font-weight="bold" style:font-size-asian="20pt" style:font-weight-asian="bold" style:font-size-complex="20pt"/>
    </style:style>
    <style:style style:name="T6" style:family="text">
      <style:text-properties fo:color="#000000" fo:font-size="19.5pt" style:font-size-asian="19.5pt" style:font-size-complex="19.5pt"/>
    </style:style>
    <style:style style:name="T7" style:family="text">
      <style:text-properties style:font-name="Courier New" fo:font-size="10pt" fo:font-weight="bold" fo:background-color="#f0f0f0" loext:char-shading-value="0" style:font-name-asian="Courier New1" style:font-size-asian="10pt" style:font-weight-asian="bold" style:font-name-complex="Courier New1" style:font-size-complex="10pt"/>
    </style:style>
    <style:style style:name="T8" style:family="text">
      <style:text-properties style:font-name="Courier New" fo:font-size="10pt" fo:background-color="#f0f0f0" loext:char-shading-value="0" style:font-name-asian="Courier New1" style:font-size-asian="10pt" style:font-name-complex="Courier New1" style:font-size-complex="10pt"/>
    </style:style>
    <style:style style:name="T9" style:family="text">
      <style:text-properties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0" style:family="text">
      <style:text-properties fo:color="#a71d5d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1" style:family="text">
      <style:text-properties fo:color="#795da3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2" style:family="text">
      <style:text-properties fo:color="#183691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3" style:family="text">
      <style:text-properties fo:color="#0086b3" style:font-name="Courier New" fo:font-size="10pt" fo:background-color="#f5f5f5" loext:char-shading-value="0" style:font-name-asian="Courier New1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hcj2s138ixre"/><text:span text:style-name="T1">Proiect Programare Orientata pe Obiecte</text:span></text:p>
      <text:p text:style-name="P4"><text:span text:style-name="T2">Student:</text:span><text:span text:style-name="T3"> Duminica Alex Vasile<text:line-break/></text:span><text:span text:style-name="T2">Anul:</text:span><text:span text:style-name="T3"> 3<text:line-break/></text:span><text:span text:style-name="T2">Facultatea:</text:span><text:span text:style-name="T3"> Calculatoare<text:line-break/></text:span><text:span text:style-name="T2">Grupa:</text:span><text:span text:style-name="T3"> 1</text:span></text:p>
      <text:p text:style-name="P15"><text:bookmark text:name="_lshugnzeg48t"/><text:span text:style-name="T5">Aplicatia 1</text:span></text:p>
      <text:p text:style-name="P13"><text:bookmark text:name="_yp8sq3ifgp0v"/><text:span text:style-name="T6">Descriere a Funcționalității Aplicației 1</text:span></text:p>
      <text:p text:style-name="P4"><text:span text:style-name="T3">Această aplicație Java este un simplu sistem de gestionare a unei baze de date de cărți.</text:span></text:p>
      <text:list xml:id="list789008456" text:style-name="WWNum1">
        <text:list-item>
          <text:p text:style-name="P6"><text:span text:style-name="T2">Clasa </text:span><text:span text:style-name="T7">Main</text:span><text:span text:style-name="T2">:</text:span></text:p>
          <text:list>
            <text:list-item>
              <text:p text:style-name="P7"><text:span text:style-name="T3">Se inițializează o bază de date (</text:span><text:span text:style-name="T8">Database</text:span><text:span text:style-name="T3">) prin specificarea unui fișier de intrare (</text:span><text:span text:style-name="T8">books.txt</text:span><text:span text:style-name="T3">).</text:span></text:p>
            </text:list-item>
            <text:list-item>
              <text:p text:style-name="P7"><text:span text:style-name="T3">Se afișează toate intrările existente în baza de date.</text:span></text:p>
            </text:list-item>
            <text:list-item>
              <text:p text:style-name="P7"><text:span text:style-name="T3">Se oferă un meniu interactiv pentru utilizator, în care acesta poate alege dintre următoarele opțiuni:</text:span></text:p>
              <text:list>
                <text:list-item>
                  <text:p text:style-name="P9"><text:span text:style-name="T2">1. Cauta Carte:</text:span><text:span text:style-name="T3"> Utilizatorul introduce autorul și titlul cărții, iar apoi se afișează stocul cărții din baza de date.</text:span></text:p>
                </text:list-item>
                <text:list-item>
                  <text:p text:style-name="P9"><text:span text:style-name="T2">2. Cauta Carte Binar:</text:span><text:span text:style-name="T3"> Similar cu opțiunea 1, dar căutarea se face folosind o căutare binară într-o listă sortată.</text:span></text:p>
                </text:list-item>
                <text:list-item>
                  <text:p text:style-name="P9"><text:span text:style-name="T2">3. Stop:</text:span><text:span text:style-name="T3"> Oprire a aplicației.</text:span></text:p>
                </text:list-item>
              </text:list>
            </text:list-item>
          </text:list>
        </text:list-item>
        <text:list-item>
          <text:p text:style-name="P6"><text:span text:style-name="T2">Clasa </text:span><text:span text:style-name="T7">Database</text:span><text:span text:style-name="T2">:</text:span></text:p>
          <text:list>
            <text:list-item>
              <text:p text:style-name="P7"><text:span text:style-name="T3">Oferă o structură pentru gestionarea și manipularea bazei de date de cărți.</text:span></text:p>
            </text:list-item>
            <text:list-item>
              <text:p text:style-name="P7"><text:span text:style-name="T3">În constructor, se specifică calea către fișierul care conține datele inițiale ale cărților.</text:span></text:p>
            </text:list-item>
            <text:list-item>
              <text:p text:style-name="P7"><text:span text:style-name="T3">Metoda </text:span><text:span text:style-name="T8">loadDatabase</text:span><text:span text:style-name="T3"> încarcă datele din fișier și le stochează într-o listă de obiecte </text:span><text:span text:style-name="T8">Entry</text:span><text:span text:style-name="T3">.</text:span></text:p>
            </text:list-item>
            <text:list-item>
              <text:p text:style-name="P7"><text:span text:style-name="T3">Metodele </text:span><text:span text:style-name="T8">getEntry</text:span><text:span text:style-name="T3"> și </text:span><text:span text:style-name="T8">getEntryBinary</text:span><text:span text:style-name="T3"> realizează căutări în baza de date, fie liniar, fie prin căutare binară, și returnează informații despre o carte specificată de utilizator.</text:span></text:p>
            </text:list-item>
            <text:list-item>
              <text:p text:style-name="P8"><text:span text:style-name="T3">Metoda </text:span><text:span text:style-name="T8">printEntries</text:span><text:span text:style-name="T3"> afișează toate cărțile din baza de date.</text:span></text:p>
            </text:list-item>
          </text:list>
        </text:list-item>
      </text:list>
      <text:p text:style-name="P10"/>
      <text:list xml:id="list140817181011101" text:continue-numbering="true" text:style-name="WWNum1">
        <text:list-item>
          <text:p text:style-name="P6"><text:span text:style-name="T2">Clasa </text:span><text:span text:style-name="T7">Entry</text:span><text:span text:style-name="T2">:</text:span></text:p>
          <text:list>
            <text:list-item>
              <text:p text:style-name="P7"><text:soft-page-break/><text:span text:style-name="T3">Reprezintă o carte individuală cu informații precum autor, titlu și stoc.</text:span></text:p>
            </text:list-item>
            <text:list-item>
              <text:p text:style-name="P7"><text:span text:style-name="T3">Conține metode de acces pentru obținerea informațiilor despre carte.</text:span></text:p>
            </text:list-item>
            <text:list-item>
              <text:p text:style-name="P7"><text:span text:style-name="T3">Metoda </text:span><text:span text:style-name="T8">equals</text:span><text:span text:style-name="T3"> compară două obiecte </text:span><text:span text:style-name="T8">Entry</text:span><text:span text:style-name="T3"> pe baza autorului și titlului.</text:span></text:p>
            </text:list-item>
            <text:list-item>
              <text:p text:style-name="P8"><text:span text:style-name="T3">Metoda </text:span><text:span text:style-name="T8">compareTo</text:span><text:span text:style-name="T3"> compară două obiecte </text:span><text:span text:style-name="T8">Entry</text:span><text:span text:style-name="T3"> pentru a facilita sortarea alfabetică.</text:span></text:p>
            </text:list-item>
          </text:list>
        </text:list-item>
      </text:list>
      <text:p text:style-name="P4"><text:span text:style-name="T3">În ansamblu, această aplicație permite utilizatorului să efectueze căutări de cărți într-o bază de date și să vizualizeze informații despre stocul acestora. Sortarea alfabetică și utilizarea căutării binare pot îmbunătăți eficiența operațiilor asupra bazei de date.</text:span></text:p>
      <text:p text:style-name="P13"><text:bookmark text:name="_4p13kv5wg6i"/><text:span text:style-name="T6">Main (Main.java)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util</text:span><text:span text:style-name="T4">.</text:span><text:span text:style-name="T11">Scanner</text:span><text:span text:style-name="T4">;</text:span></text:p>
      <text:p text:style-name="P1"><text:span text:style-name="T10">import</text:span><text:span text:style-name="T9"> </text:span><text:span text:style-name="T11">Database</text:span><text:span text:style-name="T4">.</text:span><text:span text:style-name="T10">*</text:span><text:span text:style-name="T4">;</text:span></text:p>
      <text:p text:style-name="P2"/>
      <text:p text:style-name="P1"><text:span text:style-name="T10">public</text:span><text:span text:style-name="T9"> </text:span><text:span text:style-name="T10">class</text:span><text:span text:style-name="T9"> </text:span><text:span text:style-name="T11">Main</text:span><text:span text:style-name="T9"> </text:span><text:span text:style-name="T4">{</text:span></text:p>
      <text:p text:style-name="P1"><text:span text:style-name="T9"><text:s text:c="4"/></text:span><text:span text:style-name="T10">public</text:span><text:span text:style-name="T9"> </text:span><text:span text:style-name="T10">static</text:span><text:span text:style-name="T9"> </text:span><text:span text:style-name="T10">void</text:span><text:span text:style-name="T9"> </text:span><text:span text:style-name="T11">main</text:span><text:span text:style-name="T4">(</text:span><text:span text:style-name="T11">String</text:span><text:span text:style-name="T4">[]</text:span><text:span text:style-name="T9"> args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Database</text:span><text:span text:style-name="T9"> database </text:span><text:span text:style-name="T10">=</text:span><text:span text:style-name="T9"> </text:span><text:span text:style-name="T10">new</text:span><text:span text:style-name="T9"> </text:span><text:span text:style-name="T11">Database</text:span><text:span text:style-name="T4">(</text:span><text:span text:style-name="T12">"books.txt"</text:span><text:span text:style-name="T4">);</text:span></text:p>
      <text:p text:style-name="P1"><text:span text:style-name="T9"><text:s text:c="8"/>database</text:span><text:span text:style-name="T4">.</text:span><text:span text:style-name="T11">printEntries</text:span><text:span text:style-name="T4">();</text:span></text:p>
      <text:p text:style-name="P1"><text:span text:style-name="T9"><text:s text:c="8"/></text:span><text:span text:style-name="T11">Scanner</text:span><text:span text:style-name="T9"> scanner </text:span><text:span text:style-name="T10">=</text:span><text:span text:style-name="T9"> </text:span><text:span text:style-name="T10">new</text:span><text:span text:style-name="T9"> </text:span><text:span text:style-name="T11">Scanner</text:span><text:span text:style-name="T4">(</text:span><text:span text:style-name="T11">System</text:span><text:span text:style-name="T4">.</text:span><text:span text:style-name="T9">in</text:span><text:span text:style-name="T4">);</text:span></text:p>
      <text:p text:style-name="P1"><text:span text:style-name="T9"><text:s text:c="8"/></text:span><text:span text:style-name="T11">String</text:span><text:span text:style-name="T9"> clientInput</text:span><text:span text:style-name="T4">;</text:span></text:p>
      <text:p text:style-name="P1"><text:span text:style-name="T9"><text:s text:c="8"/></text:span><text:span text:style-name="T11">Boolean</text:span><text:span text:style-name="T9"> </text:span><text:span text:style-name="T13">RUN</text:span><text:span text:style-name="T9"> </text:span><text:span text:style-name="T10">=</text:span><text:span text:style-name="T9"> </text:span><text:span text:style-name="T13">true</text:span><text:span text:style-name="T4">;</text:span></text:p>
      <text:p text:style-name="P2"/>
      <text:p text:style-name="P1"><text:span text:style-name="T9"><text:s text:c="8"/></text:span><text:span text:style-name="T10">while</text:span><text:span text:style-name="T9"> </text:span><text:span text:style-name="T4">(</text:span><text:span text:style-name="T13">RUN</text:span><text:span text:style-name="T4">)</text:span><text:span text:style-name="T9"> </text:span><text:span text:style-name="T4">{</text:span></text:p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1. Cauta Carte"</text:span><text:span text:style-name="T4">);</text:span></text:p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2. Cauta Carte Binar"</text:span><text:span text:style-name="T4">);</text:span></text:p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3. Stop"</text:span><text:span text:style-name="T4">);</text:span></text:p>
      <text:p text:style-name="P2"><text:soft-page-break/></text:p>
      <text:p text:style-name="P1"><text:span text:style-name="T9"><text:s text:c="12"/>clientInput </text:span><text:span text:style-name="T10">=</text:span><text:span text:style-name="T9"> scanner</text:span><text:span text:style-name="T4">.</text:span><text:span text:style-name="T11">nextLine</text:span><text:span text:style-name="T4">();</text:span></text:p>
      <text:p text:style-name="P2"/>
      <text:p text:style-name="P1"><text:span text:style-name="T9"><text:s text:c="12"/></text:span><text:span text:style-name="T10">try</text:span><text:span text:style-name="T9"> </text:span><text:span text:style-name="T4">{</text:span></text:p>
      <text:p text:style-name="P1"><text:span text:style-name="T9"><text:s text:c="16"/></text:span><text:span text:style-name="T10">switch</text:span><text:span text:style-name="T9"> </text:span><text:span text:style-name="T4">(</text:span><text:span text:style-name="T11">Integer</text:span><text:span text:style-name="T4">.</text:span><text:span text:style-name="T11">parseInt</text:span><text:span text:style-name="T4">(</text:span><text:span text:style-name="T9">clientInput</text:span><text:span text:style-name="T4">))</text:span><text:span text:style-name="T9"> </text:span><text:span text:style-name="T4">{</text:span></text:p>
      <text:p text:style-name="P1"><text:span text:style-name="T9"><text:s text:c="20"/></text:span><text:span text:style-name="T10">case</text:span><text:span text:style-name="T9"> </text:span><text:span text:style-name="T13">1</text:span><text:span text:style-name="T10">:</text:span></text:p>
      <text:p text:style-name="P1"><text:span text:style-name="T9"><text:s text:c="24"/></text:span><text:span text:style-name="T11">getEntry</text:span><text:span text:style-name="T4">(</text:span><text:span text:style-name="T9">scanner</text:span><text:span text:style-name="T4">,</text:span><text:span text:style-name="T9"> database</text:span><text:span text:style-name="T4">);</text:span></text:p>
      <text:p text:style-name="P1"><text:span text:style-name="T9"><text:s text:c="24"/></text:span><text:span text:style-name="T10">break</text:span><text:span text:style-name="T4">;</text:span></text:p>
      <text:p text:style-name="P1"><text:span text:style-name="T9"><text:s text:c="20"/></text:span><text:span text:style-name="T10">case</text:span><text:span text:style-name="T9"> </text:span><text:span text:style-name="T13">2</text:span><text:span text:style-name="T10">:</text:span></text:p>
      <text:p text:style-name="P1"><text:span text:style-name="T9"><text:s text:c="24"/></text:span><text:span text:style-name="T11">getEntryBinary</text:span><text:span text:style-name="T4">(</text:span><text:span text:style-name="T9">scanner</text:span><text:span text:style-name="T4">,</text:span><text:span text:style-name="T9"> database</text:span><text:span text:style-name="T4">);</text:span></text:p>
      <text:p text:style-name="P1"><text:span text:style-name="T9"><text:s text:c="24"/></text:span><text:span text:style-name="T10">break</text:span><text:span text:style-name="T4">;</text:span></text:p>
      <text:p text:style-name="P1"><text:span text:style-name="T9"><text:s text:c="20"/></text:span><text:span text:style-name="T10">case</text:span><text:span text:style-name="T9"> </text:span><text:span text:style-name="T13">3</text:span><text:span text:style-name="T10">:</text:span></text:p>
      <text:p text:style-name="P1"><text:span text:style-name="T9"><text:s text:c="24"/></text:span><text:span text:style-name="T13">RUN</text:span><text:span text:style-name="T9"> </text:span><text:span text:style-name="T10">=</text:span><text:span text:style-name="T9"> </text:span><text:span text:style-name="T13">false</text:span><text:span text:style-name="T4">;</text:span></text:p>
      <text:p text:style-name="P1"><text:span text:style-name="T9"><text:s text:c="24"/></text:span><text:span text:style-name="T10">break</text:span><text:span text:style-name="T4">;</text:span></text:p>
      <text:p text:style-name="P1"><text:span text:style-name="T9"><text:s text:c="20"/></text:span><text:span text:style-name="T10">default:</text:span></text:p>
      <text:p text:style-name="P1"><text:span text:style-name="T9"><text:s text:c="24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Invalid input!"</text:span><text:span text:style-name="T4">);</text:span></text:p>
      <text:p text:style-name="P1"><text:span text:style-name="T9"><text:s text:c="24"/></text:span><text:span text:style-name="T10">break</text:span><text:span text:style-name="T4">;</text:span></text:p>
      <text:p text:style-name="P1"><text:span text:style-name="T9"><text:s text:c="16"/></text:span><text:span text:style-name="T4">}</text:span></text:p>
      <text:p text:style-name="P2"/>
      <text:p text:style-name="P1"><text:span text:style-name="T9"><text:s text:c="12"/></text:span><text:span text:style-name="T4">}</text:span><text:span text:style-name="T9"> </text:span><text:span text:style-name="T10">catch</text:span><text:span text:style-name="T9"> </text:span><text:span text:style-name="T4">(</text:span><text:span text:style-name="T11">Exception</text:span><text:span text:style-name="T9"> e</text:span><text:span text:style-name="T4">)</text:span><text:span text:style-name="T9"> </text:span><text:span text:style-name="T4">{</text:span></text:p>
      <text:p text:style-name="P1"><text:span text:style-name="T9"><text:s text:c="16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Invalid input!"</text:span><text:span text:style-name="T4">);</text:span></text:p>
      <text:p text:style-name="P1"><text:soft-page-break/><text:span text:style-name="T9"><text:s text:c="12"/></text:span><text:span text:style-name="T4">}</text:span></text:p>
      <text:p text:style-name="P2"/>
      <text:p text:style-name="P1"><text:span text:style-name="T9"><text:s text:c="8"/></text:span><text:span text:style-name="T4">}</text:span></text:p>
      <text:p text:style-name="P2"/>
      <text:p text:style-name="P1"><text:span text:style-name="T9"><text:s text:c="8"/>scanner</text:span><text:span text:style-name="T4">.</text:span><text:span text:style-name="T11">close</text:span><text:span text:style-name="T4">();</text:span></text:p>
      <text:p text:style-name="P2"/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static</text:span><text:span text:style-name="T9"> </text:span><text:span text:style-name="T10">void</text:span><text:span text:style-name="T9"> </text:span><text:span text:style-name="T11">getEntry</text:span><text:span text:style-name="T4">(</text:span><text:span text:style-name="T11">Scanner</text:span><text:span text:style-name="T9"> scanner</text:span><text:span text:style-name="T4">,</text:span><text:span text:style-name="T9"> </text:span><text:span text:style-name="T11">Database</text:span><text:span text:style-name="T9"> database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System</text:span><text:span text:style-name="T4">.</text:span><text:span text:style-name="T9">out</text:span><text:span text:style-name="T4">.</text:span><text:span text:style-name="T11">print</text:span><text:span text:style-name="T4">(</text:span><text:span text:style-name="T12">"Author: "</text:span><text:span text:style-name="T4">);</text:span></text:p>
      <text:p text:style-name="P1"><text:span text:style-name="T9"><text:s text:c="8"/></text:span><text:span text:style-name="T11">String</text:span><text:span text:style-name="T9"> author </text:span><text:span text:style-name="T10">=</text:span><text:span text:style-name="T9"> scanner</text:span><text:span text:style-name="T4">.</text:span><text:span text:style-name="T11">nextLine</text:span><text:span text:style-name="T4">();</text:span></text:p>
      <text:p text:style-name="P1"><text:span text:style-name="T9"><text:s text:c="8"/></text:span><text:span text:style-name="T11">System</text:span><text:span text:style-name="T4">.</text:span><text:span text:style-name="T9">out</text:span><text:span text:style-name="T4">.</text:span><text:span text:style-name="T11">print</text:span><text:span text:style-name="T4">(</text:span><text:span text:style-name="T12">"Title: "</text:span><text:span text:style-name="T4">);</text:span></text:p>
      <text:p text:style-name="P1"><text:span text:style-name="T9"><text:s text:c="8"/></text:span><text:span text:style-name="T11">String</text:span><text:span text:style-name="T9"> title </text:span><text:span text:style-name="T10">=</text:span><text:span text:style-name="T9"> scanner</text:span><text:span text:style-name="T4">.</text:span><text:span text:style-name="T11">nextLine</text:span><text:span text:style-name="T4">();</text:span></text:p>
      <text:p text:style-name="P2"/>
      <text:p text:style-name="P1"><text:span text:style-name="T9"><text:s text:c="8"/></text:span><text:span text:style-name="T11">Entry</text:span><text:span text:style-name="T9"> entry </text:span><text:span text:style-name="T10">=</text:span><text:span text:style-name="T9"> database</text:span><text:span text:style-name="T4">.</text:span><text:span text:style-name="T11">getEntry</text:span><text:span text:style-name="T4">(</text:span><text:span text:style-name="T9">author</text:span><text:span text:style-name="T4">,</text:span><text:span text:style-name="T9"> title</text:span><text:span text:style-name="T4">);</text:span></text:p>
      <text:p text:style-name="P1"><text:span text:style-name="T9"><text:s text:c="8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Numar exemplare: "</text:span><text:span text:style-name="T9"> </text:span><text:span text:style-name="T10">+</text:span><text:span text:style-name="T9"> entry</text:span><text:span text:style-name="T4">.</text:span><text:span text:style-name="T11">getStock</text:span><text:span text:style-name="T4">())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static</text:span><text:span text:style-name="T9"> </text:span><text:span text:style-name="T10">void</text:span><text:span text:style-name="T9"> </text:span><text:span text:style-name="T11">getEntryBinary</text:span><text:span text:style-name="T4">(</text:span><text:span text:style-name="T11">Scanner</text:span><text:span text:style-name="T9"> scanner</text:span><text:span text:style-name="T4">,</text:span><text:span text:style-name="T9"> </text:span><text:span text:style-name="T11">Database</text:span><text:span text:style-name="T9"> database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System</text:span><text:span text:style-name="T4">.</text:span><text:span text:style-name="T9">out</text:span><text:span text:style-name="T4">.</text:span><text:span text:style-name="T11">print</text:span><text:span text:style-name="T4">(</text:span><text:span text:style-name="T12">"Author: "</text:span><text:span text:style-name="T4">);</text:span></text:p>
      <text:p text:style-name="P1"><text:span text:style-name="T9"><text:s text:c="8"/></text:span><text:span text:style-name="T11">String</text:span><text:span text:style-name="T9"> author </text:span><text:span text:style-name="T10">=</text:span><text:span text:style-name="T9"> scanner</text:span><text:span text:style-name="T4">.</text:span><text:span text:style-name="T11">nextLine</text:span><text:span text:style-name="T4">();</text:span></text:p>
      <text:p text:style-name="P1"><text:soft-page-break/><text:span text:style-name="T9"><text:s text:c="8"/></text:span><text:span text:style-name="T11">System</text:span><text:span text:style-name="T4">.</text:span><text:span text:style-name="T9">out</text:span><text:span text:style-name="T4">.</text:span><text:span text:style-name="T11">print</text:span><text:span text:style-name="T4">(</text:span><text:span text:style-name="T12">"Title: "</text:span><text:span text:style-name="T4">);</text:span></text:p>
      <text:p text:style-name="P1"><text:span text:style-name="T9"><text:s text:c="8"/></text:span><text:span text:style-name="T11">String</text:span><text:span text:style-name="T9"> title </text:span><text:span text:style-name="T10">=</text:span><text:span text:style-name="T9"> scanner</text:span><text:span text:style-name="T4">.</text:span><text:span text:style-name="T11">nextLine</text:span><text:span text:style-name="T4">();</text:span></text:p>
      <text:p text:style-name="P2"/>
      <text:p text:style-name="P1"><text:span text:style-name="T9"><text:s text:c="8"/></text:span><text:span text:style-name="T11">Entry</text:span><text:span text:style-name="T9"> entry </text:span><text:span text:style-name="T10">=</text:span><text:span text:style-name="T9"> database</text:span><text:span text:style-name="T4">.</text:span><text:span text:style-name="T11">getEntryBinary</text:span><text:span text:style-name="T4">(</text:span><text:span text:style-name="T9">author</text:span><text:span text:style-name="T4">,</text:span><text:span text:style-name="T9"> title</text:span><text:span text:style-name="T4">);</text:span></text:p>
      <text:p text:style-name="P1"><text:span text:style-name="T9"><text:s text:c="8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Numar exemplare: "</text:span><text:span text:style-name="T9"> </text:span><text:span text:style-name="T10">+</text:span><text:span text:style-name="T9"> entry</text:span><text:span text:style-name="T4">.</text:span><text:span text:style-name="T11">getStock</text:span><text:span text:style-name="T4">());</text:span></text:p>
      <text:p text:style-name="P1"><text:span text:style-name="T9"><text:s text:c="4"/></text:span><text:span text:style-name="T4">}</text:span></text:p>
      <text:p text:style-name="P1"><text:span text:style-name="T4">}</text:span></text:p>
      <text:p text:style-name="P5"/>
      <text:p text:style-name="P14"><text:bookmark text:name="_k8iakv5bglbk"/></text:p>
      <text:p text:style-name="P14"><text:bookmark text:name="_gbc5xs551tqe"/></text:p>
      <text:p text:style-name="P14"><text:bookmark text:name="_2ujn2l51nqb8"/></text:p>
      <text:p text:style-name="P14"><text:bookmark text:name="_kz10ep43wego"/></text:p>
      <text:p text:style-name="P14"><text:bookmark text:name="_qfbgzsz453im"/></text:p>
      <text:p text:style-name="P14"><text:bookmark text:name="_u922ezv73594"/></text:p>
      <text:p text:style-name="P14"><text:bookmark text:name="_eblqk8ladu59"/></text:p>
      <text:p text:style-name="P13"><text:bookmark text:name="_6k0ru0xdfjx4"/><text:span text:style-name="T6">Database (Database.java)</text:span></text:p>
      <text:p text:style-name="P1"><text:span text:style-name="T10">package</text:span><text:span text:style-name="T9"> </text:span><text:span text:style-name="T11">Database</text:span><text:span text:style-name="T4">;</text:span></text:p>
      <text:p text:style-name="P2"/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BufferedRead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FileRead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IOException</text:span><text:span text:style-name="T4">;</text:span></text:p>
      <text:p text:style-name="P1"><text:soft-page-break/><text:span text:style-name="T10">import</text:span><text:span text:style-name="T9"> </text:span><text:span text:style-name="T11">java</text:span><text:span text:style-name="T4">.</text:span><text:span text:style-name="T11">util</text:span><text:span text:style-name="T4">.</text:span><text:span text:style-name="T11">ArrayList</text:span><text:span text:style-name="T4">;</text:span></text:p>
      <text:p text:style-name="P2"/>
      <text:p text:style-name="P1"><text:span text:style-name="T10">public</text:span><text:span text:style-name="T9"> </text:span><text:span text:style-name="T10">class</text:span><text:span text:style-name="T9"> </text:span><text:span text:style-name="T11">Database</text:span><text:span text:style-name="T9"> </text:span><text:span text:style-name="T4">{</text:span></text:p>
      <text:p text:style-name="P1"><text:span text:style-name="T9"><text:s text:c="4"/></text:span><text:span text:style-name="T11">String</text:span><text:span text:style-name="T9"> </text:span><text:span text:style-name="T11">FilePath</text:span><text:span text:style-name="T4">;</text:span></text:p>
      <text:p text:style-name="P1"><text:span text:style-name="T9"><text:s text:c="4"/></text:span><text:span text:style-name="T11">ArrayList</text:span><text:span text:style-name="T4">&lt;</text:span><text:span text:style-name="T11">Entry</text:span><text:span text:style-name="T4">&gt;</text:span><text:span text:style-name="T9"> </text:span><text:span text:style-name="T11">Entries</text:span><text:span text:style-name="T4">;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Database</text:span><text:span text:style-name="T4">(</text:span><text:span text:style-name="T11">String</text:span><text:span text:style-name="T9"> </text:span><text:span text:style-name="T11">Path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this</text:span><text:span text:style-name="T4">.</text:span><text:span text:style-name="T11">FilePath</text:span><text:span text:style-name="T9"> </text:span><text:span text:style-name="T10">=</text:span><text:span text:style-name="T9"> </text:span><text:span text:style-name="T11">Path</text:span><text:span text:style-name="T4">;</text:span></text:p>
      <text:p text:style-name="P1"><text:span text:style-name="T9"><text:s text:c="8"/></text:span><text:span text:style-name="T11">this</text:span><text:span text:style-name="T4">.</text:span><text:span text:style-name="T11">Entries</text:span><text:span text:style-name="T9"> </text:span><text:span text:style-name="T10">=</text:span><text:span text:style-name="T9"> </text:span><text:span text:style-name="T10">new</text:span><text:span text:style-name="T9"> </text:span><text:span text:style-name="T11">ArrayList</text:span><text:span text:style-name="T4">&lt;</text:span><text:span text:style-name="T11">Entry</text:span><text:span text:style-name="T4">&gt;();</text:span></text:p>
      <text:p text:style-name="P1"><text:span text:style-name="T9"><text:s text:c="8"/></text:span><text:span text:style-name="T11">loadDatabase</text:span><text:span text:style-name="T4">();</text:span></text:p>
      <text:p text:style-name="P2"/>
      <text:p text:style-name="P1"><text:span text:style-name="T9"><text:s text:c="4"/></text:span><text:span text:style-name="T4">}</text:span></text:p>
      <text:p text:style-name="P1"><text:span text:style-name="T9"><text:s text:c="4"/></text:span></text:p>
      <text:p text:style-name="P1"><text:span text:style-name="T9"><text:s text:c="4"/></text:span><text:span text:style-name="T10">void</text:span><text:span text:style-name="T9"> </text:span><text:span text:style-name="T11">loadDatabase</text:span><text:span text:style-name="T4">()</text:span><text:span text:style-name="T9"> </text:span><text:span text:style-name="T4">{</text:span></text:p>
      <text:p text:style-name="P1"><text:span text:style-name="T9"><text:s text:c="8"/></text:span><text:span text:style-name="T10">try</text:span><text:span text:style-name="T9"> </text:span><text:span text:style-name="T4">(</text:span><text:span text:style-name="T11">BufferedReader</text:span><text:span text:style-name="T9"> reader </text:span><text:span text:style-name="T10">=</text:span><text:span text:style-name="T9"> </text:span><text:span text:style-name="T10">new</text:span><text:span text:style-name="T9"> </text:span><text:span text:style-name="T11">BufferedReader</text:span><text:span text:style-name="T4">(</text:span><text:span text:style-name="T10">new</text:span><text:span text:style-name="T9"> </text:span><text:span text:style-name="T11">FileReader</text:span><text:span text:style-name="T4">(</text:span><text:span text:style-name="T11">this</text:span><text:span text:style-name="T4">.</text:span><text:span text:style-name="T11">FilePath</text:span><text:span text:style-name="T4">)))</text:span><text:span text:style-name="T9"> </text:span><text:span text:style-name="T4">{</text:span></text:p>
      <text:p text:style-name="P1"><text:span text:style-name="T9"><text:s text:c="12"/></text:span><text:span text:style-name="T11">String</text:span><text:span text:style-name="T9"> line</text:span><text:span text:style-name="T4">;</text:span></text:p>
      <text:p text:style-name="P2"/>
      <text:p text:style-name="P1"><text:span text:style-name="T9"><text:s text:c="12"/></text:span><text:span text:style-name="T10">while</text:span><text:span text:style-name="T9"> </text:span><text:span text:style-name="T4">((</text:span><text:span text:style-name="T9">line </text:span><text:span text:style-name="T10">=</text:span><text:span text:style-name="T9"> reader</text:span><text:span text:style-name="T4">.</text:span><text:span text:style-name="T11">readLine</text:span><text:span text:style-name="T4">())</text:span><text:span text:style-name="T9"> </text:span><text:span text:style-name="T10">!=</text:span><text:span text:style-name="T9"> </text:span><text:span text:style-name="T10">null</text:span><text:span text:style-name="T4">)</text:span><text:span text:style-name="T9"> </text:span><text:span text:style-name="T4">{</text:span></text:p>
      <text:p text:style-name="P1"><text:span text:style-name="T9"><text:s text:c="16"/></text:span><text:span text:style-name="T11">String</text:span><text:span text:style-name="T9"> title </text:span><text:span text:style-name="T10">=</text:span><text:span text:style-name="T9"> line</text:span><text:span text:style-name="T4">.</text:span><text:span text:style-name="T11">trim</text:span><text:span text:style-name="T4">();</text:span></text:p>
      <text:p text:style-name="P1"><text:span text:style-name="T9"><text:s text:c="16"/></text:span><text:span text:style-name="T11">String</text:span><text:span text:style-name="T9"> author </text:span><text:span text:style-name="T10">=</text:span><text:span text:style-name="T9"> reader</text:span><text:span text:style-name="T4">.</text:span><text:span text:style-name="T11">readLine</text:span><text:span text:style-name="T4">().</text:span><text:span text:style-name="T11">trim</text:span><text:span text:style-name="T4">();</text:span></text:p>
      <text:p text:style-name="P1"><text:span text:style-name="T9"><text:s text:c="16"/></text:span><text:span text:style-name="T10">int</text:span><text:span text:style-name="T9"> stock </text:span><text:span text:style-name="T10">=</text:span><text:span text:style-name="T9"> </text:span><text:span text:style-name="T11">Integer</text:span><text:span text:style-name="T4">.</text:span><text:span text:style-name="T11">parseInt</text:span><text:span text:style-name="T4">(</text:span><text:span text:style-name="T9">reader</text:span><text:span text:style-name="T4">.</text:span><text:span text:style-name="T11">readLine</text:span><text:span text:style-name="T4">().</text:span><text:span text:style-name="T11">trim</text:span><text:span text:style-name="T4">());</text:span></text:p>
      <text:p text:style-name="P2"><text:soft-page-break/></text:p>
      <text:p text:style-name="P1"><text:span text:style-name="T9"><text:s text:c="16"/></text:span><text:span text:style-name="T11">Entry</text:span><text:span text:style-name="T9"> entry </text:span><text:span text:style-name="T10">=</text:span><text:span text:style-name="T9"> </text:span><text:span text:style-name="T10">new</text:span><text:span text:style-name="T9"> </text:span><text:span text:style-name="T11">Entry</text:span><text:span text:style-name="T4">(</text:span><text:span text:style-name="T9">author</text:span><text:span text:style-name="T4">,</text:span><text:span text:style-name="T9"> title</text:span><text:span text:style-name="T4">,</text:span><text:span text:style-name="T9"> stock</text:span><text:span text:style-name="T4">);</text:span></text:p>
      <text:p text:style-name="P1"><text:span text:style-name="T9"><text:s text:c="16"/></text:span><text:span text:style-name="T11">Entries</text:span><text:span text:style-name="T4">.</text:span><text:span text:style-name="T11">add</text:span><text:span text:style-name="T4">(</text:span><text:span text:style-name="T9">entry</text:span><text:span text:style-name="T4">);</text:span></text:p>
      <text:p text:style-name="P1"><text:span text:style-name="T9"><text:s text:c="12"/></text:span><text:span text:style-name="T4">}</text:span></text:p>
      <text:p text:style-name="P1"><text:span text:style-name="T9"><text:s text:c="8"/></text:span><text:span text:style-name="T4">}</text:span><text:span text:style-name="T9"> </text:span><text:span text:style-name="T10">catch</text:span><text:span text:style-name="T9"> </text:span><text:span text:style-name="T4">(</text:span><text:span text:style-name="T11">IOException</text:span><text:span text:style-name="T9"> </text:span><text:span text:style-name="T10">|</text:span><text:span text:style-name="T9"> </text:span><text:span text:style-name="T11">NumberFormatException</text:span><text:span text:style-name="T9"> e</text:span><text:span text:style-name="T4">)</text:span><text:span text:style-name="T9"> </text:span><text:span text:style-name="T4">{</text:span></text:p>
      <text:p text:style-name="P1"><text:span text:style-name="T9"><text:s text:c="12"/>e</text:span><text:span text:style-name="T4">.</text:span><text:span text:style-name="T11">printStackTrace</text:span><text:span text:style-name="T4">();</text:span></text:p>
      <text:p text:style-name="P1"><text:span text:style-name="T9"><text:s text:c="8"/></text:span><text:span text:style-name="T4">}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Entry</text:span><text:span text:style-name="T9"> </text:span><text:span text:style-name="T11">getEntry</text:span><text:span text:style-name="T4">(</text:span><text:span text:style-name="T11">String</text:span><text:span text:style-name="T9"> </text:span><text:span text:style-name="T11">Author</text:span><text:span text:style-name="T4">,</text:span><text:span text:style-name="T9"> </text:span><text:span text:style-name="T11">String</text:span><text:span text:style-name="T9"> </text:span><text:span text:style-name="T11">Title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Entry</text:span><text:span text:style-name="T9"> search </text:span><text:span text:style-name="T10">=</text:span><text:span text:style-name="T9"> </text:span><text:span text:style-name="T10">new</text:span><text:span text:style-name="T9"> </text:span><text:span text:style-name="T11">Entry</text:span><text:span text:style-name="T4">(</text:span><text:span text:style-name="T11">Author</text:span><text:span text:style-name="T4">,</text:span><text:span text:style-name="T9"> </text:span><text:span text:style-name="T11">Title</text:span><text:span text:style-name="T4">,</text:span><text:span text:style-name="T9"> </text:span><text:span text:style-name="T10">null</text:span><text:span text:style-name="T4">);</text:span></text:p>
      <text:p text:style-name="P1"><text:span text:style-name="T9"><text:s text:c="8"/></text:span><text:span text:style-name="T10">for</text:span><text:span text:style-name="T4">(</text:span><text:span text:style-name="T11">Entry</text:span><text:span text:style-name="T9"> entry </text:span><text:span text:style-name="T10">:</text:span><text:span text:style-name="T9"> </text:span><text:span text:style-name="T11">Entries</text:span><text:span text:style-name="T4">)</text:span><text:span text:style-name="T9"> </text:span><text:span text:style-name="T4">{</text:span></text:p>
      <text:p text:style-name="P1"><text:span text:style-name="T9"><text:s text:c="12"/></text:span><text:span text:style-name="T10">if</text:span><text:span text:style-name="T4">(</text:span><text:span text:style-name="T9">entry</text:span><text:span text:style-name="T4">.</text:span><text:span text:style-name="T11">equals</text:span><text:span text:style-name="T4">(</text:span><text:span text:style-name="T9">search</text:span><text:span text:style-name="T4">))</text:span></text:p>
      <text:p text:style-name="P1"><text:span text:style-name="T9"><text:s text:c="16"/></text:span><text:span text:style-name="T10">return</text:span><text:span text:style-name="T9"> entry</text:span><text:span text:style-name="T4">;</text:span></text:p>
      <text:p text:style-name="P1"><text:span text:style-name="T9"><text:s text:c="8"/></text:span><text:span text:style-name="T4">}</text:span></text:p>
      <text:p text:style-name="P2"/>
      <text:p text:style-name="P1"><text:span text:style-name="T9"><text:s text:c="8"/></text:span><text:span text:style-name="T10">return</text:span><text:span text:style-name="T9"> search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/text:p>
      <text:p text:style-name="P3"/>
      <text:p text:style-name="P3"><text:soft-page-break/></text:p>
      <text:p text:style-name="P3"/>
      <text:p text:style-name="P1"><text:span text:style-name="T10">public</text:span><text:span text:style-name="T9"> </text:span><text:span text:style-name="T11">Entry</text:span><text:span text:style-name="T9"> </text:span><text:span text:style-name="T11">getEntryBinary</text:span><text:span text:style-name="T4">(</text:span><text:span text:style-name="T11">String</text:span><text:span text:style-name="T9"> author</text:span><text:span text:style-name="T4">,</text:span><text:span text:style-name="T9"> </text:span><text:span text:style-name="T11">String</text:span><text:span text:style-name="T9"> title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Entry</text:span><text:span text:style-name="T9"> search </text:span><text:span text:style-name="T10">=</text:span><text:span text:style-name="T9"> </text:span><text:span text:style-name="T10">new</text:span><text:span text:style-name="T9"> </text:span><text:span text:style-name="T11">Entry</text:span><text:span text:style-name="T4">(</text:span><text:span text:style-name="T9">author</text:span><text:span text:style-name="T4">,</text:span><text:span text:style-name="T9"> title</text:span><text:span text:style-name="T4">,</text:span><text:span text:style-name="T9"> </text:span><text:span text:style-name="T10">null</text:span><text:span text:style-name="T4">);</text:span></text:p>
      <text:p text:style-name="P1"><text:span text:style-name="T9"><text:s text:c="4"/></text:span></text:p>
      <text:p text:style-name="P1"><text:span text:style-name="T9"><text:s text:c="8"/></text:span><text:span text:style-name="T10">int</text:span><text:span text:style-name="T9"> left </text:span><text:span text:style-name="T10">=</text:span><text:span text:style-name="T9"> </text:span><text:span text:style-name="T13">0</text:span><text:span text:style-name="T4">;</text:span></text:p>
      <text:p text:style-name="P1"><text:span text:style-name="T9"><text:s text:c="8"/></text:span><text:span text:style-name="T10">int</text:span><text:span text:style-name="T9"> right </text:span><text:span text:style-name="T10">=</text:span><text:span text:style-name="T9"> </text:span><text:span text:style-name="T11">Entries</text:span><text:span text:style-name="T4">.</text:span><text:span text:style-name="T11">size</text:span><text:span text:style-name="T4">()</text:span><text:span text:style-name="T9"> </text:span><text:span text:style-name="T10">-</text:span><text:span text:style-name="T9"> </text:span><text:span text:style-name="T13">1</text:span><text:span text:style-name="T4">;</text:span></text:p>
      <text:p text:style-name="P1"><text:span text:style-name="T9"><text:s text:c="4"/></text:span></text:p>
      <text:p text:style-name="P1"><text:span text:style-name="T9"><text:s text:c="8"/></text:span><text:span text:style-name="T10">while</text:span><text:span text:style-name="T9"> </text:span><text:span text:style-name="T4">(</text:span><text:span text:style-name="T9">left </text:span><text:span text:style-name="T10">&lt;=</text:span><text:span text:style-name="T9"> right</text:span><text:span text:style-name="T4">)</text:span><text:span text:style-name="T9"> </text:span><text:span text:style-name="T4">{</text:span></text:p>
      <text:p text:style-name="P1"><text:span text:style-name="T9"><text:s text:c="12"/></text:span><text:span text:style-name="T10">int</text:span><text:span text:style-name="T9"> mid </text:span><text:span text:style-name="T10">=</text:span><text:span text:style-name="T9"> left </text:span><text:span text:style-name="T10">+</text:span><text:span text:style-name="T9"> </text:span><text:span text:style-name="T4">(</text:span><text:span text:style-name="T9">right </text:span><text:span text:style-name="T10">-</text:span><text:span text:style-name="T9"> left</text:span><text:span text:style-name="T4">)</text:span><text:span text:style-name="T9"> </text:span><text:span text:style-name="T10">/</text:span><text:span text:style-name="T9"> </text:span><text:span text:style-name="T13">2</text:span><text:span text:style-name="T4">;</text:span></text:p>
      <text:p text:style-name="P1"><text:span text:style-name="T9"><text:s text:c="12"/></text:span><text:span text:style-name="T11">Entry</text:span><text:span text:style-name="T9"> midEntry </text:span><text:span text:style-name="T10">=</text:span><text:span text:style-name="T9"> </text:span><text:span text:style-name="T11">Entries</text:span><text:span text:style-name="T4">.</text:span><text:span text:style-name="T11">get</text:span><text:span text:style-name="T4">(</text:span><text:span text:style-name="T9">mid</text:span><text:span text:style-name="T4">);</text:span></text:p>
      <text:p text:style-name="P1"><text:span text:style-name="T9"><text:s text:c="4"/></text:span></text:p>
      <text:p text:style-name="P1"><text:span text:style-name="T9"><text:s text:c="12"/></text:span><text:span text:style-name="T10">int</text:span><text:span text:style-name="T9"> compareResult </text:span><text:span text:style-name="T10">=</text:span><text:span text:style-name="T9"> midEntry</text:span><text:span text:style-name="T4">.</text:span><text:span text:style-name="T11">compareTo</text:span><text:span text:style-name="T4">(</text:span><text:span text:style-name="T9">search</text:span><text:span text:style-name="T4">);</text:span></text:p>
      <text:p text:style-name="P1"><text:span text:style-name="T9"><text:s text:c="4"/></text:span></text:p>
      <text:p text:style-name="P1"><text:span text:style-name="T9"><text:s text:c="12"/></text:span><text:span text:style-name="T10">if</text:span><text:span text:style-name="T9"> </text:span><text:span text:style-name="T4">(</text:span><text:span text:style-name="T9">compareResult </text:span><text:span text:style-name="T10">==</text:span><text:span text:style-name="T9"> </text:span><text:span text:style-name="T13">0</text:span><text:span text:style-name="T4">)</text:span><text:span text:style-name="T9"> </text:span><text:span text:style-name="T4">{</text:span></text:p>
      <text:p text:style-name="P1"><text:span text:style-name="T9"><text:s text:c="16"/></text:span><text:span text:style-name="T10">return</text:span><text:span text:style-name="T9"> midEntry</text:span><text:span text:style-name="T4">;</text:span></text:p>
      <text:p text:style-name="P1"><text:span text:style-name="T9"><text:s text:c="12"/></text:span><text:span text:style-name="T4">}</text:span><text:span text:style-name="T9"> </text:span><text:span text:style-name="T10">else</text:span><text:span text:style-name="T9"> </text:span><text:span text:style-name="T10">if</text:span><text:span text:style-name="T9"> </text:span><text:span text:style-name="T4">(</text:span><text:span text:style-name="T9">compareResult </text:span><text:span text:style-name="T10">&lt;</text:span><text:span text:style-name="T9"> </text:span><text:span text:style-name="T13">0</text:span><text:span text:style-name="T4">)</text:span><text:span text:style-name="T9"> </text:span><text:span text:style-name="T4">{</text:span></text:p>
      <text:p text:style-name="P1"><text:span text:style-name="T9"><text:s text:c="16"/>left </text:span><text:span text:style-name="T10">=</text:span><text:span text:style-name="T9"> mid </text:span><text:span text:style-name="T10">+</text:span><text:span text:style-name="T9"> </text:span><text:span text:style-name="T13">1</text:span><text:span text:style-name="T4">;</text:span></text:p>
      <text:p text:style-name="P1"><text:span text:style-name="T9"><text:s text:c="12"/></text:span><text:span text:style-name="T4">}</text:span><text:span text:style-name="T9"> </text:span><text:span text:style-name="T10">else</text:span><text:span text:style-name="T9"> </text:span><text:span text:style-name="T4">{</text:span></text:p>
      <text:p text:style-name="P1"><text:span text:style-name="T9"><text:s text:c="16"/>right </text:span><text:span text:style-name="T10">=</text:span><text:span text:style-name="T9"> mid </text:span><text:span text:style-name="T10">-</text:span><text:span text:style-name="T9"> </text:span><text:span text:style-name="T13">1</text:span><text:span text:style-name="T4">;</text:span></text:p>
      <text:p text:style-name="P1"><text:span text:style-name="T9"><text:s text:c="12"/></text:span><text:span text:style-name="T4">}</text:span></text:p>
      <text:p text:style-name="P1"><text:soft-page-break/><text:span text:style-name="T9"><text:s text:c="8"/></text:span><text:span text:style-name="T4">}</text:span></text:p>
      <text:p text:style-name="P1"><text:span text:style-name="T9"><text:s text:c="4"/></text:span></text:p>
      <text:p text:style-name="P1"><text:span text:style-name="T9"><text:s text:c="8"/></text:span><text:span text:style-name="T10">return</text:span><text:span text:style-name="T9"> search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0">void</text:span><text:span text:style-name="T9"> </text:span><text:span text:style-name="T11">printEntries</text:span><text:span text:style-name="T4">(){</text:span></text:p>
      <text:p text:style-name="P1"><text:span text:style-name="T9"><text:s text:c="8"/></text:span><text:span text:style-name="T10">for</text:span><text:span text:style-name="T4">(</text:span><text:span text:style-name="T11">Entry</text:span><text:span text:style-name="T9"> entry </text:span><text:span text:style-name="T10">:</text:span><text:span text:style-name="T9"> </text:span><text:span text:style-name="T11">this</text:span><text:span text:style-name="T4">.</text:span><text:span text:style-name="T11">Entries</text:span><text:span text:style-name="T4">)</text:span><text:span text:style-name="T9"> </text:span><text:span text:style-name="T4">{</text:span></text:p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9">entry</text:span><text:span text:style-name="T4">.</text:span><text:span text:style-name="T11">getAuthor</text:span><text:span text:style-name="T4">()</text:span><text:span text:style-name="T9"> </text:span><text:span text:style-name="T10">+</text:span><text:span text:style-name="T9"> </text:span><text:span text:style-name="T12">":"</text:span><text:span text:style-name="T9"> </text:span><text:span text:style-name="T10">+</text:span><text:span text:style-name="T9"> entry</text:span><text:span text:style-name="T4">.</text:span><text:span text:style-name="T11">getTitle</text:span><text:span text:style-name="T4">()</text:span><text:span text:style-name="T9"> </text:span><text:span text:style-name="T10">+</text:span><text:span text:style-name="T9"> </text:span><text:span text:style-name="T12">":"</text:span><text:span text:style-name="T9"> </text:span><text:span text:style-name="T10">+</text:span><text:span text:style-name="T9"> entry</text:span><text:span text:style-name="T4">.</text:span><text:span text:style-name="T11">getStock</text:span><text:span text:style-name="T4">());</text:span></text:p>
      <text:p text:style-name="P1"><text:span text:style-name="T9"><text:s text:c="8"/></text:span><text:span text:style-name="T4">}</text:span></text:p>
      <text:p text:style-name="P1"><text:span text:style-name="T9"><text:s text:c="4"/></text:span><text:span text:style-name="T4">}</text:span></text:p>
      <text:p text:style-name="P1"><text:span text:style-name="T4">}</text:span></text:p>
      <text:p text:style-name="P5"/>
      <text:p text:style-name="P14"><text:bookmark text:name="_glwv1qprcnqf"/></text:p>
      <text:p text:style-name="P14"><text:bookmark text:name="_8urnrdmi7jcw"/></text:p>
      <text:p text:style-name="P14"><text:bookmark text:name="_ifr0y4ixdvp9"/></text:p>
      <text:p text:style-name="P14"><text:bookmark text:name="_jqxrlsowuy0a"/></text:p>
      <text:p text:style-name="P14"><text:bookmark text:name="_4uw4m5vlvxh1"/></text:p>
      <text:p text:style-name="P14"><text:bookmark text:name="_gs4okwj0zmd8"/></text:p>
      <text:p text:style-name="Standard"/>
      <text:p text:style-name="P13"><text:bookmark text:name="_pa3662juhu3g"/><text:span text:style-name="T6">Entry (Entry.java)</text:span></text:p>
      <text:p text:style-name="P1"><text:span text:style-name="T10">package</text:span><text:span text:style-name="T9"> </text:span><text:span text:style-name="T11">Database</text:span><text:span text:style-name="T4">;</text:span></text:p>
      <text:p text:style-name="P2"><text:soft-page-break/></text:p>
      <text:p text:style-name="P1"><text:span text:style-name="T10">public</text:span><text:span text:style-name="T9"> </text:span><text:span text:style-name="T10">class</text:span><text:span text:style-name="T9"> </text:span><text:span text:style-name="T11">Entry</text:span><text:span text:style-name="T9"> </text:span><text:span text:style-name="T4">{</text:span></text:p>
      <text:p text:style-name="P1"><text:span text:style-name="T9"><text:s text:c="4"/></text:span><text:span text:style-name="T11">String</text:span><text:span text:style-name="T9"> </text:span><text:span text:style-name="T11">Author</text:span><text:span text:style-name="T4">;</text:span></text:p>
      <text:p text:style-name="P1"><text:span text:style-name="T9"><text:s text:c="4"/></text:span><text:span text:style-name="T11">String</text:span><text:span text:style-name="T9"> </text:span><text:span text:style-name="T11">Title</text:span><text:span text:style-name="T4">;</text:span></text:p>
      <text:p text:style-name="P1"><text:span text:style-name="T9"><text:s text:c="4"/></text:span><text:span text:style-name="T11">Integer</text:span><text:span text:style-name="T9"> </text:span><text:span text:style-name="T11">Stock</text:span><text:span text:style-name="T4">;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Entry</text:span><text:span text:style-name="T4">(</text:span><text:span text:style-name="T11">String</text:span><text:span text:style-name="T9"> </text:span><text:span text:style-name="T11">Author</text:span><text:span text:style-name="T4">,</text:span><text:span text:style-name="T9"> </text:span><text:span text:style-name="T11">String</text:span><text:span text:style-name="T9"> </text:span><text:span text:style-name="T11">Title</text:span><text:span text:style-name="T4">,</text:span><text:span text:style-name="T9"> </text:span><text:span text:style-name="T11">Integer</text:span><text:span text:style-name="T9"> </text:span><text:span text:style-name="T11">Stock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this</text:span><text:span text:style-name="T4">.</text:span><text:span text:style-name="T11">Author</text:span><text:span text:style-name="T9"> </text:span><text:span text:style-name="T10">=</text:span><text:span text:style-name="T9"> </text:span><text:span text:style-name="T11">Author</text:span><text:span text:style-name="T4">;</text:span></text:p>
      <text:p text:style-name="P1"><text:span text:style-name="T9"><text:s text:c="8"/></text:span><text:span text:style-name="T11">this</text:span><text:span text:style-name="T4">.</text:span><text:span text:style-name="T11">Title</text:span><text:span text:style-name="T9"> </text:span><text:span text:style-name="T10">=</text:span><text:span text:style-name="T9"> </text:span><text:span text:style-name="T11">Title</text:span><text:span text:style-name="T4">;</text:span></text:p>
      <text:p text:style-name="P1"><text:span text:style-name="T9"><text:s text:c="8"/></text:span><text:span text:style-name="T11">this</text:span><text:span text:style-name="T4">.</text:span><text:span text:style-name="T11">Stock</text:span><text:span text:style-name="T9"> </text:span><text:span text:style-name="T10">=</text:span><text:span text:style-name="T9"> </text:span><text:span text:style-name="T11">Stock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String</text:span><text:span text:style-name="T9"> </text:span><text:span text:style-name="T11">getAuthor</text:span><text:span text:style-name="T4">()</text:span><text:span text:style-name="T9"> </text:span><text:span text:style-name="T4">{</text:span></text:p>
      <text:p text:style-name="P1"><text:span text:style-name="T9"><text:s text:c="8"/></text:span><text:span text:style-name="T10">return</text:span><text:span text:style-name="T9"> </text:span><text:span text:style-name="T11">this</text:span><text:span text:style-name="T4">.</text:span><text:span text:style-name="T11">Author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String</text:span><text:span text:style-name="T9"> </text:span><text:span text:style-name="T11">getTitle</text:span><text:span text:style-name="T4">()</text:span><text:span text:style-name="T9"> </text:span><text:span text:style-name="T4">{</text:span></text:p>
      <text:p text:style-name="P1"><text:span text:style-name="T9"><text:s text:c="8"/></text:span><text:span text:style-name="T10">return</text:span><text:span text:style-name="T9"> </text:span><text:span text:style-name="T11">this</text:span><text:span text:style-name="T4">.</text:span><text:span text:style-name="T11">Title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Integer</text:span><text:span text:style-name="T9"> </text:span><text:span text:style-name="T11">getStock</text:span><text:span text:style-name="T4">()</text:span><text:span text:style-name="T9"> </text:span><text:span text:style-name="T4">{</text:span></text:p>
      <text:p text:style-name="P1"><text:soft-page-break/><text:span text:style-name="T9"><text:s text:c="8"/></text:span><text:span text:style-name="T10">return</text:span><text:span text:style-name="T9"> </text:span><text:span text:style-name="T11">this</text:span><text:span text:style-name="T4">.</text:span><text:span text:style-name="T11">Stock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0">boolean</text:span><text:span text:style-name="T9"> </text:span><text:span text:style-name="T11">equals</text:span><text:span text:style-name="T4">(</text:span><text:span text:style-name="T11">Entry</text:span><text:span text:style-name="T9"> entry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0">return</text:span><text:span text:style-name="T9"> entry</text:span><text:span text:style-name="T4">.</text:span><text:span text:style-name="T11">getAuthor</text:span><text:span text:style-name="T4">().</text:span><text:span text:style-name="T11">contentEquals</text:span><text:span text:style-name="T4">(</text:span><text:span text:style-name="T11">this</text:span><text:span text:style-name="T4">.</text:span><text:span text:style-name="T11">Author</text:span><text:span text:style-name="T4">)</text:span><text:span text:style-name="T9"> <text:s/></text:span><text:span text:style-name="T10">&amp;&amp;</text:span><text:span text:style-name="T9"> entry</text:span><text:span text:style-name="T4">.</text:span><text:span text:style-name="T11">getTitle</text:span><text:span text:style-name="T4">().</text:span><text:span text:style-name="T11">contentEquals</text:span><text:span text:style-name="T4">(</text:span><text:span text:style-name="T11">this</text:span><text:span text:style-name="T4">.</text:span><text:span text:style-name="T11">Title</text:span><text:span text:style-name="T4">)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0">int</text:span><text:span text:style-name="T9"> </text:span><text:span text:style-name="T11">compareTo</text:span><text:span text:style-name="T4">(</text:span><text:span text:style-name="T11">Entry</text:span><text:span text:style-name="T9"> other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0">int</text:span><text:span text:style-name="T9"> authorComparison </text:span><text:span text:style-name="T10">=</text:span><text:span text:style-name="T9"> </text:span><text:span text:style-name="T11">this</text:span><text:span text:style-name="T4">.</text:span><text:span text:style-name="T11">Author</text:span><text:span text:style-name="T4">.</text:span><text:span text:style-name="T11">compareTo</text:span><text:span text:style-name="T4">(</text:span><text:span text:style-name="T11">other</text:span><text:span text:style-name="T4">.</text:span><text:span text:style-name="T11">Author</text:span><text:span text:style-name="T4">);</text:span></text:p>
      <text:p text:style-name="P2"/>
      <text:p text:style-name="P1"><text:span text:style-name="T9"><text:s text:c="8"/></text:span><text:span text:style-name="T10">if</text:span><text:span text:style-name="T9"> </text:span><text:span text:style-name="T4">(</text:span><text:span text:style-name="T9">authorComparison </text:span><text:span text:style-name="T10">!=</text:span><text:span text:style-name="T9"> </text:span><text:span text:style-name="T13">0</text:span><text:span text:style-name="T4">)</text:span><text:span text:style-name="T9"> </text:span><text:span text:style-name="T4">{</text:span></text:p>
      <text:p text:style-name="P1"><text:span text:style-name="T9"><text:s text:c="12"/></text:span><text:span text:style-name="T10">return</text:span><text:span text:style-name="T9"> authorComparison</text:span><text:span text:style-name="T4">;</text:span></text:p>
      <text:p text:style-name="P1"><text:span text:style-name="T9"><text:s text:c="8"/></text:span><text:span text:style-name="T4">}</text:span></text:p>
      <text:p text:style-name="P1"><text:span text:style-name="T9"><text:s text:c="8"/></text:span></text:p>
      <text:p text:style-name="P1"><text:span text:style-name="T9"><text:s text:c="8"/></text:span><text:span text:style-name="T10">return</text:span><text:span text:style-name="T9"> </text:span><text:span text:style-name="T11">this</text:span><text:span text:style-name="T4">.</text:span><text:span text:style-name="T11">Title</text:span><text:span text:style-name="T4">.</text:span><text:span text:style-name="T11">compareTo</text:span><text:span text:style-name="T4">(</text:span><text:span text:style-name="T11">other</text:span><text:span text:style-name="T4">.</text:span><text:span text:style-name="T11">Title</text:span><text:span text:style-name="T4">);</text:span></text:p>
      <text:p text:style-name="P1"><text:span text:style-name="T9"><text:s text:c="4"/></text:span><text:span text:style-name="T4">}</text:span></text:p>
      <text:p text:style-name="P1"><text:span text:style-name="T4">}</text:span></text:p>
      <text:p text:style-name="P2"/>
      <text:p text:style-name="P5"/>
      <text:p text:style-name="P1"/>
      <text:p text:style-name="P1"/>
      <text:p text:style-name="P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o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o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333333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fo:font-variant="normal" fo:text-transform="none" fo:color="#333333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3" style:display-name="ListLabel 3" style:family="text">
      <style:text-properties fo:font-variant="normal" fo:text-transform="none" fo:color="#333333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76" meta:word-count="733" meta:character-count="6614" meta:non-whitespace-character-count="4794"/>
    <meta:generator>LibreOfficeDev/6.0.5.2$Linux_X86_64 LibreOffice_project/</meta:generator>
  </office:meta>
</office:document-meta>
</file>